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</style:style>
    <style:style style:name="P23" style:family="paragraph" style:parent-style-name="Standard" style:list-style-name="L8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3"><text:tab/><text:span text:style-name="T6">NEXT TASKS:</text:span></text:p>
      <text:p text:style-name="P4"/>
      <text:list xml:id="list2220955283741400561" text:style-name="L1">
        <text:list-item>
          <text:p text:style-name="P11">Add the autocomplete for each input (add examples as well) -&gt; add examples of airport and airline names</text:p>
        </text:list-item>
      </text:list>
      <text:p text:style-name="P3"/>
      <text:p text:style-name="P3"><text:tab/><text:a xlink:type="simple" xlink:href="http://jqueryui.com/autocomplete/">http://jqueryui.com/autocomplete/</text:a> </text:p>
      <text:p text:style-name="P3"/>
      <text:list xml:id="list31763994" text:continue-numbering="true" text:style-name="L1">
        <text:list-item>
          <text:p text:style-name="P11">Make it compulsory to select a radio button in #flight-form</text:p>
        </text:list-item>
      </text:list>
      <text:p text:style-name="P3"/>
      <text:list xml:id="list31758005" text:continue-numbering="true" text:style-name="L1">
        <text:list-item>
          <text:p text:style-name="P11">Make the page go to Rating.html when everything is good. If not, the page remains at addAFlight.html</text:p>
        </text:list-item>
      </text:list>
      <text:p text:style-name="P3"/>
      <text:list xml:id="list31747343" text:continue-numbering="true" text:style-name="L1">
        <text:list-item>
          <text:p text:style-name="P11">Position correctly the "You flight was saved" message from the Rating.html</text:p>
        </text:list-item>
      </text:list>
      <text:p text:style-name="P3"/>
      <text:list xml:id="list31757750" text:continue-numbering="true" text:style-name="L1">
        <text:list-item>
          <text:p text:style-name="P11">Make the stars from Rating.html glow when you touch them -&gt; make them stay like that when you select them</text:p>
        </text:list-item>
      </text:list>
      <text:p text:style-name="P3"/>
      <text:list xml:id="list31769622" text:continue-numbering="true" text:style-name="L1">
        <text:list-item>
          <text:p text:style-name="P11">Make a form validation for the Sign In and Sign Up -&gt; check the validity of the mail, of the password, if repeat password is the same as password etc.</text:p>
        </text:list-item>
      </text:list>
      <text:p text:style-name="P3"/>
      <text:list xml:id="list31751597" text:continue-numbering="true" text:style-name="L1">
        <text:list-item>
          <text:p text:style-name="P11">Discover ho that label from the #flight-form appears and change it into something else (so it will not ruin your programme anymore)</text:p>
        </text:list-item>
      </text:list>
      <text:p text:style-name="P3"/>
      <text:p text:style-name="P3"/>
      <text:p text:style-name="P2"/>
      <text:list xml:id="list6587596170446636076" text:style-name="L2">
        <text:list-item>
          <text:p text:style-name="P17">Do not use any Bootstrap</text:p>
        </text:list-item>
      </text:list>
      <text:p text:style-name="P3"/>
      <text:list xml:id="list31754681" text:continue-numbering="true" text:style-name="L2">
        <text:list-item>
          <text:p text:style-name="P12">Use pure Vanilla CSS, HTML (4 and 5) and Javascript/JQuery</text:p>
        </text:list-item>
      </text:list>
      <text:p text:style-name="P3"/>
      <text:list xml:id="list31745619" text:continue-numbering="true" text:style-name="L2">
        <text:list-item>
          <text:p text:style-name="P12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1755457" text:continue-numbering="true" text:style-name="L2">
        <text:list-item>
          <text:p text:style-name="P12">For the Profile page, add diagrams with the flights statistics, add a picture of the user, the username, a flight map</text:p>
        </text:list-item>
      </text:list>
      <text:p text:style-name="P4"/>
      <text:list xml:id="list4997360792778347465" text:style-name="L3">
        <text:list-item>
          <text:p text:style-name="P18">Make the diagrams using CSS or SVG</text:p>
        </text:list-item>
      </text:list>
      <text:p text:style-name="P3"/>
      <text:list xml:id="list31746426" text:continue-numbering="true" text:style-name="L3">
        <text:list-item>
          <text:p text:style-name="P13">make the symbols from the table to be button</text:p>
        </text:list-item>
      </text:list>
      <text:p text:style-name="P3"/>
      <text:list xml:id="list31757620" text:continue-numbering="true" text:style-name="L3">
        <text:list-item>
          <text:p text:style-name="P13">Make the stars from the Rating.html to glow when you click them</text:p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JAVASCRIPT</text:p>
      <text:p text:style-name="P4"/>
      <text:p text:style-name="P5"/>
      <text:p text:style-name="P4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3"/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3"/>
      <text:p text:style-name="P3"/>
      <text:list xml:id="list8244725531020305794" text:style-name="L4">
        <text:list-item>
          <text:p text:style-name="P14">When delete a flight, make the entire row dissapear from the table</text:p>
        </text:list-item>
      </text:list>
      <text:p text:style-name="P3"/>
      <text:list xml:id="list31749768" text:continue-numbering="true" text:style-name="L4">
        <text:list-item>
          <text:p text:style-name="P14">Maybe make an AJAX to get the flight details</text:p>
        </text:list-item>
      </text:list>
      <text:p text:style-name="P4"/>
      <text:list xml:id="list31745662" text:continue-list="list31757620" text:style-name="L3">
        <text:list-item>
          <text:p text:style-name="P18">For the Sign In section, make somesort of form validation with the strength of the password and the email validity </text:p>
          <text:p text:style-name="P18"/>
          <text:p text:style-name="P22"><text:span text:style-name="T4">-&gt; the message that appears should be </text:span><text:span text:style-name="T5">"The password or email is incorrect"</text:span></text:p>
        </text:list-item>
      </text:list>
      <text:p text:style-name="P4"/>
      <text:list xml:id="list31774347" text:continue-numbering="true" text:style-name="L3">
        <text:list-item>
          <text:p text:style-name="P18">Go to the Sign Up section if you do not have an account </text:p>
        </text:list-item>
      </text:list>
      <text:p text:style-name="P3"/>
      <text:p text:style-name="P3"><text:tab/>-&gt; "Sign Up" must also have .toggle()</text:p>
      <text:p text:style-name="P4"/>
      <text:list xml:id="list3312923790045049110" text:style-name="L8">
        <text:list-item>
          <text:p text:style-name="P23"><text:span text:style-name="T4">Error message</text:span></text:p>
        </text:list-item>
      </text:list>
      <text:p text:style-name="P3"/>
      <text:p text:style-name="P3"><text:tab/>- the error message that apears is a &lt;label&gt;, change it into something else</text:p>
      <text:p text:style-name="P3"/>
      <text:list xml:id="list31757193" text:continue-list="list31749768" text:style-name="L4">
        <text:list-item>
          <text:p text:style-name="P19">What do you do when the flight is saved successfully?</text:p>
        </text:list-item>
      </text:list>
      <text:p text:style-name="P4"/>
      <text:list xml:id="list8029434296467351203" text:style-name="L5">
        <text:list-item>
          <text:list>
            <text:list-item>
              <text:p text:style-name="P20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31755859" text:continue-numbering="true" text:style-name="L5">
        <text:list-item>
          <text:list>
            <text:list-item>
              <text:p text:style-name="P20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3"/>
      <text:list xml:id="list31767839" text:continue-numbering="true" text:style-name="L5">
        <text:list-item>
          <text:list>
            <text:list-item>
              <text:p text:style-name="P15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1749620" text:continue-list="list31757193" text:style-name="L4">
        <text:list-item>
          <text:p text:style-name="P19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1282034517229789754" text:style-name="L6">
        <text:list-item>
          <text:p text:style-name="P21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><text:soft-page-break/></text:p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9M46S</meta:editing-duration>
    <meta:editing-cycles>196</meta:editing-cycles>
    <meta:generator>OpenOffice/4.0.1$Win32 OpenOffice.org_project/401m5$Build-9714</meta:generator>
    <dc:date>2016-12-01T11:58:20.48</dc:date>
    <dc:creator>Vlad Mocanu</dc:creator>
    <meta:document-statistic meta:table-count="0" meta:image-count="0" meta:object-count="0" meta:page-count="3" meta:paragraph-count="57" meta:word-count="499" meta:character-count="3019"/>
    <meta:user-defined meta:name="Info 1"/>
    <meta:user-defined meta:name="Info 2"/>
    <meta:user-defined meta:name="Info 3"/>
    <meta:user-defined meta:name="Info 4"/>
  </office:meta>
</office:document-meta>
</file>